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2" style:parent-style-name="Standard" style:family="paragraph">
      <style:text-properties fo:language="da" fo:country="DK"/>
    </style:style>
    <style:style style:name="P3" style:parent-style-name="Standard" style:family="paragraph">
      <style:text-properties fo:language="da" fo:country="DK"/>
    </style:style>
    <style:style style:name="P4" style:parent-style-name="Standard" style:family="paragraph"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T7" style:parent-style-name="Standardskrifttypeiafsnit" style:family="text">
      <style:text-properties style:font-name-complex="Times New Roman" fo:language="da" fo:country="DK"/>
    </style:style>
    <style:style style:name="T8" style:parent-style-name="Standardskrifttypeiafsnit" style:family="text">
      <style:text-properties style:font-name-complex="Times New Roman" fo:color="#FF33FF" fo:language="da" fo:country="DK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color="#FF33FF" fo:language="da" fo:country="DK"/>
    </style:style>
    <style:style style:name="P11" style:parent-style-name="Standard" style:family="paragraph">
      <style:text-properties style:font-name-complex="Times New Roman" fo:language="da" fo:country="DK"/>
    </style:style>
    <style:style style:name="P12" style:parent-style-name="Standard" style:family="paragraph">
      <style:text-properties style:font-name-complex="Times New Roman" fo:language="da" fo:country="DK"/>
    </style:style>
    <style:style style:name="P13" style:parent-style-name="Standard" style:family="paragraph">
      <style:text-properties style:font-name-complex="Times New Roman" fo:language="da" fo:country="DK"/>
    </style:style>
    <style:style style:name="P14" style:parent-style-name="Standard" style:family="paragraph"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family="paragraph">
      <style:text-properties style:font-name-complex="Times New Roman" fo:language="da" fo:country="DK"/>
    </style:style>
    <style:style style:name="P17" style:parent-style-name="Standard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T19" style:parent-style-name="Standardskrifttypeiafsnit" style:family="text">
      <style:text-properties style:font-name-complex="Times New Roman" fo:language="da" fo:country="DK"/>
    </style:style>
    <style:style style:name="T20" style:parent-style-name="Standardskrifttypeiafsnit" style:family="text">
      <style:text-properties style:font-name-complex="Times New Roman" fo:language="da" fo:country="DK"/>
    </style:style>
    <style:style style:name="P21" style:parent-style-name="Standard" style:family="paragraph">
      <style:text-properties style:font-name-complex="Times New Roman" fo:language="da" fo:country="DK"/>
    </style:style>
    <style:style style:name="P22" style:parent-style-name="Standard" style:family="paragraph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P25" style:parent-style-name="Standard" style:family="paragraph">
      <style:text-properties style:font-name-complex="Times New Roman" fo:language="da" fo:country="DK"/>
    </style:style>
    <style:style style:name="P26" style:parent-style-name="Standard" style:family="paragraph">
      <style:text-properties style:font-name-complex="Times New Roman" fo:language="da" fo:country="DK"/>
    </style:style>
    <style:style style:name="P27" style:parent-style-name="Standard" style:family="paragraph">
      <style:text-properties style:font-name-complex="Times New Roman" fo:language="da" fo:country="DK"/>
    </style:style>
    <style:style style:name="P28" style:parent-style-name="Standard" style:family="paragraph">
      <style:text-properties style:font-name-complex="Times New Roman" fo:language="da" fo:country="DK"/>
    </style:style>
    <style:style style:name="P29" style:parent-style-name="Standard" style:family="paragraph">
      <style:text-properties style:font-name-complex="Times New Roman" fo:language="da" fo:country="DK"/>
    </style:style>
    <style:style style:name="P30" style:parent-style-name="Standard" style:family="paragraph">
      <style:text-properties style:font-name-complex="Times New Roman" fo:language="da" fo:country="DK"/>
    </style:style>
    <style:style style:name="P31" style:parent-style-name="Standard" style:family="paragraph">
      <style:text-properties style:font-name-complex="Times New Roman" fo:language="da" fo:country="DK"/>
    </style:style>
    <style:style style:name="P32" style:parent-style-name="Standard" style:family="paragraph">
      <style:text-properties style:font-name-complex="Times New Roman" fo:language="da" fo:country="DK"/>
    </style:style>
    <style:style style:name="P33" style:parent-style-name="Standard" style:family="paragraph">
      <style:text-properties style:font-name-complex="Times New Roman" fo:language="da" fo:country="DK"/>
    </style:style>
    <style:style style:name="P34" style:parent-style-name="Standard" style:family="paragraph">
      <style:text-properties style:font-name-complex="Times New Roman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fo:language="da" fo:country="DK"/>
    </style:style>
    <style:style style:name="P38" style:parent-style-name="Standard" style:family="paragraph">
      <style:text-properties style:font-name-complex="Times New Roman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fo:language="da" fo:country="DK"/>
    </style:style>
    <style:style style:name="P42" style:parent-style-name="Standard" style:family="paragraph">
      <style:text-properties style:font-name-complex="Times New Roman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P45" style:parent-style-name="Standard" style:family="paragraph">
      <style:text-properties style:font-name-complex="Times New Roman" fo:language="da" fo:country="DK"/>
    </style:style>
    <style:style style:name="P46" style:parent-style-name="Standard" style:family="paragraph">
      <style:text-properties style:font-name-complex="Times New Roman" fo:language="da" fo:country="DK"/>
    </style:style>
    <style:style style:name="P47" style:parent-style-name="Standard" style:family="paragraph">
      <style:text-properties style:font-name-complex="Times New Roman" fo:language="da" fo:country="DK"/>
    </style:style>
    <style:style style:name="P48" style:parent-style-name="Standard" style:family="paragraph">
      <style:text-properties style:font-name-complex="Times New Roman" fo:language="da" fo:country="DK"/>
    </style:style>
    <style:style style:name="P49" style:parent-style-name="Standard" style:family="paragraph">
      <style:text-properties style:font-name-complex="Times New Roman" fo:language="da" fo:country="DK"/>
    </style:style>
    <style:style style:name="P50" style:parent-style-name="Standard" style:family="paragraph">
      <style:text-properties style:font-name-complex="Times New Roman" fo:language="da" fo:country="DK"/>
    </style:style>
    <style:style style:name="P51" style:parent-style-name="Standard" style:family="paragraph">
      <style:text-properties style:font-name-complex="Times New Roman" fo:language="da" fo:country="DK"/>
    </style:style>
    <style:style style:name="P52" style:parent-style-name="Standard" style:family="paragraph">
      <style:text-properties style:font-name-complex="Times New Roman" fo:language="da" fo:country="DK"/>
    </style:style>
    <style:style style:name="P53" style:parent-style-name="Standard" style:family="paragraph">
      <style:text-properties style:font-name-complex="Times New Roman" fo:language="da" fo:country="DK"/>
    </style:style>
    <style:style style:name="P54" style:parent-style-name="Standard" style:family="paragraph">
      <style:text-properties style:font-name-complex="Times New Roman" fo:language="da" fo:country="DK"/>
    </style:style>
    <style:style style:name="T55" style:parent-style-name="Standardskrifttypeiafsnit" style:family="text">
      <style:text-properties style:font-name-complex="Times New Roman" fo:language="da" fo:country="DK"/>
    </style:style>
  </office:automatic-styles>
  <office:body>
    <office:text text:use-soft-page-breaks="true">
      <text:p text:style-name="P1">Planlægning af 1. semester opgave:</text:p>
      <text:p text:style-name="P2">Grp. Andreas, Jimmi &amp;<text:s/>Stine</text:p>
      <text:p text:style-name="P3"/>
      <text:p text:style-name="P4">Ca. 1 uge pr. iteration.</text:p>
      <text:p text:style-name="P5"/>
      <text:p text:style-name="P6"><text:tab/>1. iteration(overordnet analyse):</text:p>
      <text:p text:style-name="Standard"><text:span text:style-name="T7"><text:s text:c="6"/>-<text:s/></text:span><text:span text:style-name="T8">UML klassediagram</text:span></text:p>
      <text:p text:style-name="Standard"><text:span text:style-name="T9">-<text:s/></text:span><text:span text:style-name="T10">Use Case</text:span></text:p>
      <text:p text:style-name="P11">- Virksomhedsanalyse (IT i Organisation) -</text:p>
      <text:p text:style-name="P12">- Vurdere de organisatoriske fordele og ulemper ved det digitale system(IT i <text:s text:c="2"/>Organisation) -<text:s/><text:line-break/>- Rapport</text:p>
      <text:p text:style-name="P13"/>
      <text:p text:style-name="P14"><text:tab/>2. iteration(går I dybten)<text:line-break/><text:tab/><text:tab/>- Beskrive de vigtigste Use Cases.</text:p>
      <text:p text:style-name="P15"><text:s/><text:tab/><text:tab/>- Uddybe klasser I klassediagram → implementeres</text:p>
      <text:p text:style-name="P16"><text:tab/><text:tab/>- Resterende del af IT i Organisation færdiggøres<text:line-break/><text:tab/><text:tab/>- Rapport</text:p>
      <text:p text:style-name="P17"/>
      <text:list text:style-name="LFO1" text:continue-numbering="true">
        <text:list-item>
          <text:list>
            <text:list-item>
              <text:list>
                <text:list-item>
                  <text:p text:style-name="P18">iteration(færdiggørelse)<text:line-break/><text:s/>- Beskrive og færdiggøre Use Case<text:line-break/><text:s/>- Færdiggøre<text:s/>klassediagram<text:line-break/><text:s/>- Implementere det resterende</text:p>
                </text:list-item>
              </text:list>
            </text:list-item>
          </text:list>
        </text:list-item>
      </text:list>
      <text:p text:style-name="Standard"><text:span text:style-name="T19"><text:s/></text:span><text:span text:style-name="T20">- Rapport</text:span></text:p>
      <text:p text:style-name="P21"/>
      <text:p text:style-name="P22">Fredag Lav use case og klassediagram</text:p>
      <text:p text:style-name="P23"/>
      <text:p text:style-name="P24">Lørdag IT org (overfladisk)</text:p>
      <text:p text:style-name="P25"/>
      <text:p text:style-name="P26">Søndag Uddybende klasse og usecase over opret sæson</text:p>
      <text:p text:style-name="P27"/>
      <text:p text:style-name="P28">Mandag Programmer opret sæson</text:p>
      <text:p text:style-name="P29"/>
      <text:p text:style-name="P30">Tirsdag Virksomhedsanalyse, uddybe fordele/ulemper</text:p>
      <text:p text:style-name="P31"/>
      <text:p text:style-name="P32">Onsdag Påbegyndende rapport,<text:s/>Turneringsrunde klassen, kravspecifikation, vælge use cases til torsdag, uddybe opret sæson use case med scenarier og sekvensdiagram.</text:p>
      <text:p text:style-name="P33"/>
      <text:p text:style-name="P34">Torsdag uddybe use cases over funktioner der skal implementeres.</text:p>
      <text:p text:style-name="P35"/>
      <text:p text:style-name="P36">Fredag arbejde videre med virksomhedsanalyse og use case. Implementer nogle use case</text:p>
      <text:p text:style-name="P37"/>
      <text:p text:style-name="P38">Lørdag fortsæt med implementering af use case</text:p>
      <text:p text:style-name="P39"/>
      <text:p text:style-name="P40">Søndag fri</text:p>
      <text:p text:style-name="P41"/>
      <text:p text:style-name="P42">Mandag implementering af de sidste use cases</text:p>
      <text:p text:style-name="P43"/>
      <text:p text:style-name="P44">Tirsdag virksomhedsanalyse færdig</text:p>
      <text:p text:style-name="P45"/>
      <text:p text:style-name="P46">Onsdag Lav database</text:p>
      <text:p text:style-name="P47"/>
      <text:p text:style-name="P48">Torsdag Lav designmodel</text:p>
      <text:soft-page-break/>
      <text:p text:style-name="P49">Fredag Lav database handler klasser</text:p>
      <text:p text:style-name="P50"/>
      <text:p text:style-name="P51">Lørdag Lav GUI</text:p>
      <text:p text:style-name="P52"/>
      <text:p text:style-name="P53">Søndag fri</text:p>
      <text:p text:style-name="P54"/>
      <text:p text:style-name="Standard"><text:span text:style-name="T55">Mandag Mere database handl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6T13:03:00Z</meta:creation-date>
    <dc:date>2014-11-12T12:46:00Z</dc:date>
    <meta:template xlink:href="Normal.dotm" xlink:type="simple"/>
    <meta:editing-cycles>6</meta:editing-cycles>
    <meta:editing-duration>PT8220S</meta:editing-duration>
    <meta:document-statistic meta:page-count="2" meta:paragraph-count="2" meta:word-count="200" meta:character-count="1421" meta:row-count="10" meta:non-whitespace-character-count="1223"/>
  </office:meta>
</office:document-meta>
</file>